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95cm" fo:min-width="3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0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229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7.85cm"/>
    </style:style>
    <style:style style:name="gr11" style:family="graphic" style:parent-style-name="standard">
      <style:graphic-properties draw:textarea-horizontal-align="justify" draw:textarea-vertical-align="middle" draw:auto-grow-height="false" fo:min-height="3.05cm" fo:min-width="2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stroke="none" svg:stroke-color="#000000" draw:fill="none" draw:fill-color="#ffffff" fo:min-height="0.412cm"/>
    </style:style>
    <style:style style:name="gr14" style:family="graphic" style:parent-style-name="standard">
      <style:graphic-properties draw:stroke="none" svg:stroke-color="#000000" draw:fill="none" draw:fill-color="#ffffff" fo:min-height="1.069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16" style:family="graphic" style:parent-style-name="standard">
      <style:graphic-properties draw:stroke="none" svg:stroke-color="#000000" draw:fill="none" draw:fill-color="#ffffff" fo:min-height="0.564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5.2cm" svg:x="9cm" svg:y="3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cm" svg:y1="5.3cm" svg:x2="13.2cm" svg:y2="5.3cm">
          <text:p/>
        </draw:line>
        <draw:line draw:style-name="gr2" draw:text-style-name="P2" draw:layer="layout" svg:x1="9.2cm" svg:y1="7cm" svg:x2="13.3cm" svg:y2="7cm">
          <text:p/>
        </draw:line>
        <draw:line draw:style-name="gr2" draw:text-style-name="P2" draw:layer="layout" svg:x1="9.2cm" svg:y1="8.8cm" svg:x2="13.3cm" svg:y2="8.8cm">
          <text:p/>
        </draw:line>
        <draw:frame draw:style-name="gr3" draw:text-style-name="P3" draw:layer="layout" svg:width="1.6cm" svg:height="4.846cm" svg:x="10.2cm" svg:y="10.5cm">
          <draw:text-box>
            <text:p>。。。。。</text:p>
          </draw:text-box>
        </draw:frame>
        <draw:line draw:style-name="gr2" draw:text-style-name="P2" draw:layer="layout" svg:x1="9cm" svg:y1="17cm" svg:x2="13.3cm" svg:y2="17cm">
          <text:p/>
        </draw:line>
        <draw:frame draw:style-name="gr4" draw:text-style-name="P3" draw:layer="layout" svg:width="2.1cm" svg:height="0.962cm" svg:x="8.4cm" svg:y="4.3cm">
          <draw:text-box>
            <text:p>0</text:p>
          </draw:text-box>
        </draw:frame>
        <draw:frame draw:style-name="gr5" draw:text-style-name="P3" draw:layer="layout" svg:width="2.1cm" svg:height="1.3cm" svg:x="8.4cm" svg:y="5.8cm">
          <draw:text-box>
            <text:p>1</text:p>
          </draw:text-box>
        </draw:frame>
        <draw:frame draw:style-name="gr6" draw:text-style-name="P3" draw:layer="layout" svg:width="2.1cm" svg:height="1.5cm" svg:x="8.4cm" svg:y="7.4cm">
          <draw:text-box>
            <text:p>2</text:p>
          </draw:text-box>
        </draw:frame>
        <draw:frame draw:style-name="gr5" draw:text-style-name="P3" draw:layer="layout" svg:width="2.4cm" svg:height="1.3cm" svg:x="7.4cm" svg:y="17.4cm">
          <draw:text-box>
            <text:p>1023</text:p>
          </draw:text-box>
        </draw:frame>
        <draw:frame draw:style-name="gr7" draw:text-style-name="P3" draw:layer="layout" svg:width="5.6cm" svg:height="1.479cm" svg:x="9.2cm" svg:y="4.2cm">
          <draw:text-box>
            <text:p><text:span text:style-name="T1">文件描述符结构</text:span><text:span text:style-name="T1">体</text:span><text:span text:style-name="T1">0</text:span><text:span text:style-name="T1">指针</text:span></text:p>
          </draw:text-box>
        </draw:frame>
        <draw:frame draw:style-name="gr7" draw:text-style-name="P3" draw:layer="layout" svg:width="6.1cm" svg:height="1.479cm" svg:x="9.2cm" svg:y="5.9cm">
          <draw:text-box>
            <text:p><text:span text:style-name="T1">文件描述</text:span><text:span text:style-name="T1">符结构体</text:span><text:span text:style-name="T1">1</text:span><text:span text:style-name="T1">指针</text:span></text:p>
          </draw:text-box>
        </draw:frame>
        <draw:frame draw:style-name="gr8" draw:text-style-name="P3" draw:layer="layout" svg:width="8.6cm" svg:height="1.373cm" svg:x="8.5cm" svg:y="2.327cm">
          <draw:text-box>
            <text:p><text:span text:style-name="T2">文件描述符指针数组</text:span></text:p>
          </draw:text-box>
        </draw:frame>
        <draw:frame draw:style-name="gr7" draw:text-style-name="P3" draw:layer="layout" svg:width="6.1cm" svg:height="1.479cm" svg:x="9.1cm" svg:y="7.6cm">
          <draw:text-box>
            <text:p><text:span text:style-name="T1">文</text:span><text:span text:style-name="T1">件</text:span><text:span text:style-name="T1">描</text:span><text:span text:style-name="T1">述</text:span><text:span text:style-name="T1">符</text:span><text:span text:style-name="T1">结</text:span><text:span text:style-name="T1">构</text:span><text:span text:style-name="T1">体</text:span><text:span text:style-name="T1">2</text:span><text:span text:style-name="T1">指</text:span><text:span text:style-name="T1">针</text:span></text:p>
          </draw:text-box>
        </draw:frame>
        <draw:line draw:style-name="gr9" draw:text-style-name="P2" draw:layer="layout" svg:x1="8.4cm" svg:y1="4.8cm" svg:x2="4.7cm" svg:y2="5.6cm">
          <text:p/>
        </draw:line>
        <draw:line draw:style-name="gr9" draw:text-style-name="P2" draw:layer="layout" svg:x1="8.6cm" svg:y1="6.3cm" svg:x2="4.8cm" svg:y2="6cm">
          <text:p/>
        </draw:line>
        <draw:frame draw:style-name="gr10" draw:text-style-name="P3" draw:layer="layout" svg:width="4.3cm" svg:height="8.1cm" svg:x="1cm" svg:y="4.7cm">
          <draw:text-box>
            <text:p>用户态打开文件得到该数组下标 称为文件描述符（int类型）</text:p>
          </draw:text-box>
        </draw:frame>
        <draw:custom-shape draw:style-name="gr11" draw:text-style-name="P1" draw:layer="layout" svg:width="2.5cm" svg:height="3.3cm" svg:x="18cm" svg:y="3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1cm" svg:y1="4.4cm" svg:x2="20.4cm" svg:y2="4.4cm">
          <text:p/>
        </draw:line>
        <draw:line draw:style-name="gr2" draw:text-style-name="P2" draw:layer="layout" svg:x1="18.2cm" svg:y1="5cm" svg:x2="20.4cm" svg:y2="5cm">
          <text:p/>
        </draw:line>
        <draw:line draw:style-name="gr2" draw:text-style-name="P2" draw:layer="layout" svg:x1="18.2cm" svg:y1="5.6cm" svg:x2="20.4cm" svg:y2="5.6cm">
          <text:p/>
        </draw:line>
        <draw:frame draw:style-name="gr12" draw:text-style-name="P3" draw:layer="layout" svg:width="0.7cm" svg:height="1.076cm" svg:x="18.9cm" svg:y="5.9cm">
          <draw:text-box>
            <text:p><text:span text:style-name="T3">。。。</text:span></text:p>
          </draw:text-box>
        </draw:frame>
        <draw:frame draw:style-name="gr13" draw:text-style-name="P4" draw:layer="layout" svg:width="1.6cm" svg:height="0.662cm" svg:x="18.4cm" svg:y="3.838cm">
          <draw:text-box>
            <text:p><text:span text:style-name="T4">inode</text:span></text:p>
          </draw:text-box>
        </draw:frame>
        <draw:frame draw:style-name="gr13" draw:text-style-name="P4" draw:layer="layout" svg:width="1.6cm" svg:height="0.662cm" svg:x="18.5cm" svg:y="4.438cm">
          <draw:text-box>
            <text:p><text:span text:style-name="T4">pos</text:span></text:p>
          </draw:text-box>
        </draw:frame>
        <draw:frame draw:style-name="gr14" draw:text-style-name="P4" draw:layer="layout" svg:width="2.7cm" svg:height="1.319cm" svg:x="18.4cm" svg:y="5cm">
          <draw:text-box>
            <text:p><text:span text:style-name="T4">打开记数</text:span></text:p>
          </draw:text-box>
        </draw:frame>
        <draw:custom-shape draw:style-name="gr11" draw:text-style-name="P1" draw:layer="layout" svg:width="2.5cm" svg:height="3.3cm" svg:x="17.8cm" svg:y="9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9cm" svg:y1="9.9cm" svg:x2="20.2cm" svg:y2="9.9cm">
          <text:p/>
        </draw:line>
        <draw:line draw:style-name="gr2" draw:text-style-name="P2" draw:layer="layout" svg:x1="18cm" svg:y1="10.5cm" svg:x2="20.2cm" svg:y2="10.5cm">
          <text:p/>
        </draw:line>
        <draw:line draw:style-name="gr2" draw:text-style-name="P2" draw:layer="layout" svg:x1="18cm" svg:y1="11.1cm" svg:x2="20.2cm" svg:y2="11.1cm">
          <text:p/>
        </draw:line>
        <draw:frame draw:style-name="gr12" draw:text-style-name="P3" draw:layer="layout" svg:width="0.7cm" svg:height="1.076cm" svg:x="18.7cm" svg:y="11.4cm">
          <draw:text-box>
            <text:p><text:span text:style-name="T3">。。。</text:span></text:p>
          </draw:text-box>
        </draw:frame>
        <draw:frame draw:style-name="gr13" draw:text-style-name="P4" draw:layer="layout" svg:width="1.6cm" svg:height="0.662cm" svg:x="18.2cm" svg:y="9.338cm">
          <draw:text-box>
            <text:p><text:span text:style-name="T4">inode</text:span></text:p>
          </draw:text-box>
        </draw:frame>
        <draw:frame draw:style-name="gr13" draw:text-style-name="P4" draw:layer="layout" svg:width="1.6cm" svg:height="0.662cm" svg:x="18.3cm" svg:y="9.938cm">
          <draw:text-box>
            <text:p><text:span text:style-name="T4">pos</text:span></text:p>
          </draw:text-box>
        </draw:frame>
        <draw:frame draw:style-name="gr14" draw:text-style-name="P4" draw:layer="layout" svg:width="2.7cm" svg:height="1.319cm" svg:x="18.2cm" svg:y="10.5cm">
          <draw:text-box>
            <text:p><text:span text:style-name="T4">打开</text:span><text:span text:style-name="T4">记数</text:span></text:p>
          </draw:text-box>
        </draw:frame>
        <draw:custom-shape draw:style-name="gr15" draw:text-style-name="P1" draw:layer="layout" svg:width="1.9cm" svg:height="0.6cm" svg:x="23.6cm" svg:y="4.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3cm" svg:height="0.814cm" svg:x="23.8cm" svg:y="4cm">
          <draw:text-box>
            <text:p><text:span text:style-name="T5">文件</text:span></text:p>
          </draw:text-box>
        </draw:frame>
        <draw:custom-shape draw:style-name="gr15" draw:text-style-name="P1" draw:layer="layout" svg:width="1.9cm" svg:height="0.6cm" svg:x="23.6cm" svg:y="5.486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3cm" svg:height="0.814cm" svg:x="23.8cm" svg:y="5.386cm">
          <draw:text-box>
            <text:p><text:span text:style-name="T5">文件</text:span></text:p>
          </draw:text-box>
        </draw:frame>
        <draw:line draw:style-name="gr9" draw:text-style-name="P2" draw:layer="layout" svg:x1="23cm" svg:y1="4.2cm" svg:x2="20.5cm" svg:y2="4cm">
          <text:p/>
        </draw:line>
        <draw:line draw:style-name="gr9" draw:text-style-name="P2" draw:layer="layout" svg:x1="23.5cm" svg:y1="5.8cm" svg:x2="20.4cm" svg:y2="9.2cm">
          <text:p/>
        </draw:line>
        <draw:line draw:style-name="gr9" draw:text-style-name="P2" draw:layer="layout" svg:x1="14.3cm" svg:y1="4.6cm" svg:x2="17.5cm" svg:y2="4.1cm">
          <text:p/>
        </draw:line>
        <draw:line draw:style-name="gr9" draw:text-style-name="P2" draw:layer="layout" svg:x1="14.2cm" svg:y1="6.4cm" svg:x2="17.5cm" svg:y2="9.3cm">
          <text:p/>
        </draw:line>
        <draw:frame draw:style-name="gr7" draw:text-style-name="P3" draw:layer="layout" svg:width="6.1cm" svg:height="1.479cm" svg:x="9.1cm" svg:y="9.321cm">
          <draw:text-box>
            <text:p><text:span text:style-name="T1">文</text:span><text:span text:style-name="T1">件</text:span><text:span text:style-name="T1">描</text:span><text:span text:style-name="T1">述</text:span><text:span text:style-name="T1">符</text:span><text:span text:style-name="T1">结</text:span><text:span text:style-name="T1">构</text:span><text:span text:style-name="T1">体</text:span><text:span text:style-name="T1">3</text:span><text:span text:style-name="T1">指</text:span><text:span text:style-name="T1">针</text:span></text:p>
          </draw:text-box>
        </draw:frame>
        <draw:frame draw:style-name="gr6" draw:text-style-name="P3" draw:layer="layout" svg:width="2.1cm" svg:height="1.5cm" svg:x="8.4cm" svg:y="9.2cm">
          <draw:text-box>
            <text:p>3</text:p>
          </draw:text-box>
        </draw:frame>
        <draw:line draw:style-name="gr9" draw:text-style-name="P2" draw:layer="分层5" svg:x1="14.1cm" svg:y1="9.8cm" svg:x2="17.5cm" svg:y2="9.6cm">
          <text:p/>
        </draw:line>
        <draw:frame draw:style-name="gr17" draw:text-style-name="P3" draw:layer="分层5" svg:width="3.9cm" svg:height="2.4cm" svg:x="15.5cm" svg:y="13.1cm">
          <draw:text-box>
            <text:p>多对1</text:p>
          </draw:text-box>
        </draw:frame>
        <draw:frame draw:style-name="gr18" draw:text-style-name="P3" draw:layer="分层5" svg:width="11.3cm" svg:height="1.2cm" svg:x="3cm" svg:y="19.1cm">
          <draw:text-box>
            <text:p>默认环境下为最多打开1024个文件</text:p>
          </draw:text-box>
        </draw:frame>
        <draw:frame draw:style-name="gr5" draw:text-style-name="P3" draw:layer="分层5" svg:width="14cm" svg:height="1.3cm" svg:x="7.7cm" svg:y="1.3cm">
          <draw:text-box>
            <text:p>进 <text:s text:c="26"/>程 <text:s text:c="24"/>空 <text:s text:c="22"/>间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分层4"/>
      <draw:layer draw:name="分层5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3T16:41:09.168203097</meta:creation-date>
    <dc:date>2022-06-13T17:06:13.466336458</dc:date>
    <meta:editing-duration>PT24M55S</meta:editing-duration>
    <meta:editing-cycles>20</meta:editing-cycles>
    <meta:generator>LibreOffice/6.0.7.3$Linux_X86_64 LibreOffice_project/00m0$Build-3</meta:generator>
    <meta:document-statistic meta:object-count="47"/>
  </office:meta>
</office:document-meta>
</file>